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4.2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4.348cm" fo:min-width="2.506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4cm" svg:x="4cm" svg:y="4cm">
          <text:p text:style-name="P1">Fournisseur</text:p>
          <text:p text:style-name="P1"><text:span text:style-name="T1">id</text:span></text:p>
          <text:p text:style-name="P1">nom</text:p>
          <text:p text:style-name="P1">age</text:p>
          <text:p text:style-name="P1">vil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4cm" svg:x="13.5cm" svg:y="4cm">
          <text:p text:style-name="P1">Client</text:p>
          <text:p text:style-name="P1"><text:span text:style-name="T1">id</text:span></text:p>
          <text:p text:style-name="P1">nom</text:p>
          <text:p text:style-name="P1">anneeNaiss</text:p>
          <text:p text:style-name="P1">vil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4cm" svg:x="4cm" svg:y="12.5cm">
          <text:p text:style-name="P1">Produit</text:p>
          <text:p text:style-name="P1"><text:span text:style-name="T1">labe</text:span>l</text:p>
          <text:p text:style-name="P1">idF</text:p>
          <text:p text:style-name="P1">prix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25cm" svg:height="6.5cm" svg:x="13.75cm" svg:y="13cm">
          <text:p text:style-name="P1">Commande</text:p>
          <text:p text:style-name="P1"><text:span text:style-name="T1">num</text:span></text:p>
          <text:p text:style-name="P1"><text:span text:style-name="T1">idC</text:span></text:p>
          <text:p text:style-name="P1"><text:span text:style-name="T1">label1P</text:span></text:p>
          <text:p text:style-name="P1">q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4.75cm" svg:x2="8.75cm" svg:y2="4.75cm">
          <text:p/>
        </draw:line>
        <draw:line draw:style-name="gr3" draw:text-style-name="P3" draw:layer="layout" svg:x1="13.5cm" svg:y1="4.75cm" svg:x2="18.25cm" svg:y2="4.75cm">
          <text:p/>
        </draw:line>
        <draw:line draw:style-name="gr3" draw:text-style-name="P3" draw:layer="layout" svg:x1="4cm" svg:y1="13.25cm" svg:x2="8.75cm" svg:y2="13.25cm">
          <text:p/>
        </draw:line>
        <draw:line draw:style-name="gr3" draw:text-style-name="P3" draw:layer="layout" svg:x1="14cm" svg:y1="14.75cm" svg:x2="17.8cm" svg:y2="14.75cm">
          <text:p/>
        </draw:line>
        <draw:connector draw:style-name="gr4" draw:text-style-name="P1" draw:layer="layout" svg:x1="15.875cm" svg:y1="13cm" svg:x2="15.875cm" svg:y2="8cm" draw:start-shape="id1" draw:start-glue-point="4" draw:end-shape="id2" draw:end-glue-point="2" svg:d="M15875 13000v-5000" svg:viewBox="0 0 1 5001">
          <text:p/>
        </draw:connector>
        <draw:connector draw:style-name="gr4" draw:text-style-name="P1" draw:layer="layout" svg:x1="13.75cm" svg:y1="16.25cm" svg:x2="8.75cm" svg:y2="14.5cm" draw:start-shape="id1" draw:start-glue-point="6" draw:end-shape="id3" draw:end-glue-point="1" svg:d="M13750 16250h-2500v-1750h-2500" svg:viewBox="0 0 5001 1751">
          <text:p/>
        </draw:connector>
        <draw:frame draw:style-name="gr5" draw:text-style-name="P4" draw:layer="layout" svg:width="2.25cm" svg:height="0.962cm" svg:x="16.25cm" svg:y="8.288cm">
          <draw:text-box>
            <text:p>O,n</text:p>
          </draw:text-box>
        </draw:frame>
        <draw:frame draw:style-name="gr5" draw:text-style-name="P4" draw:layer="layout" svg:width="2.25cm" svg:height="0.962cm" svg:x="9cm" svg:y="13cm">
          <draw:text-box>
            <text:p>O,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8T13:15:05.498000000</meta:creation-date>
    <dc:date>2021-07-28T13:43:21.589000000</dc:date>
    <meta:editing-duration>PT7M55S</meta:editing-duration>
    <meta:editing-cycles>2</meta:editing-cycles>
    <meta:generator>LibreOffice/7.1.4.2$Windows_X86_64 LibreOffice_project/a529a4fab45b75fefc5b6226684193eb000654f6</meta:generator>
    <meta:document-statistic meta:object-count="12"/>
  </office:meta>
</office:document-meta>
</file>